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c8a" officeooo:paragraph-rsid="0011ec8a"/>
    </style:style>
    <style:style style:name="P2" style:family="paragraph" style:parent-style-name="Standard">
      <style:text-properties officeooo:paragraph-rsid="0011ec8a"/>
    </style:style>
    <style:style style:name="P3" style:family="paragraph" style:parent-style-name="Table_20_Contents">
      <style:text-properties officeooo:rsid="0011ec8a" officeooo:paragraph-rsid="0011ec8a"/>
    </style:style>
    <style:style style:name="P4" style:family="paragraph" style:parent-style-name="Table_20_Contents">
      <style:text-properties officeooo:paragraph-rsid="0011ec8a"/>
    </style:style>
    <style:style style:name="P5" style:family="paragraph" style:parent-style-name="Standard">
      <style:text-properties officeooo:rsid="0011ec8a" officeooo:paragraph-rsid="0011ec8a"/>
    </style:style>
    <style:style style:name="P6" style:family="paragraph" style:parent-style-name="Standard">
      <style:text-properties officeooo:rsid="0012e897" officeooo:paragraph-rsid="0012e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: Test</text:p>
      <text:p text:style-name="P1">URL: /Test</text:p>
      <text:p text:style-name="P6">Methods: GET</text:p>
      <text:p text:style-name="P1">Description: Test the interface</text:p>
      <text:p text:style-name="P1">Fields:</text:p>
      <text:p text:style-name="P1"><text:tab/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3">Type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username 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>Return</text:p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3">Type</text:p>
          </table:table-cell>
          <table:table-cell table:style-name="Table2.C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>isExit</text:p>
          </table:table-cell>
          <table:table-cell table:style-name="Table2.A2" office:value-type="string">
            <text:p text:style-name="P3">Boolean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1:36:08.576282688</meta:creation-date>
    <dc:date>2014-10-26T11:43:21.392666424</dc:date>
    <meta:editing-duration>P0D</meta:editing-duration>
    <meta:editing-cycles>2</meta:editing-cycles>
    <meta:generator>LibreOffice/4.2.6.3$Linux_X86_64 LibreOffice_project/420m0$Build-3</meta:generator>
    <meta:document-statistic meta:table-count="2" meta:image-count="0" meta:object-count="0" meta:page-count="1" meta:paragraph-count="15" meta:word-count="20" meta:character-count="126" meta:non-whitespace-character-count="117"/>
  </office:meta>
</office:document-meta>
</file>